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1000001810BCE813FE551B67E.png" manifest:media-type="image/png"/>
  <manifest:file-entry manifest:full-path="Pictures/100000000000032000000320C44104EA8D190CFE.png" manifest:media-type="image/png"/>
  <manifest:file-entry manifest:full-path="Pictures/1000000000000320000003209D62025AD2B946EB.png" manifest:media-type="image/png"/>
  <manifest:file-entry manifest:full-path="Pictures/1000000000000200000000DE4A48C7FE4E4E2E49.png" manifest:media-type="image/png"/>
  <manifest:file-entry manifest:full-path="Pictures/10000000000002BC000002BC08741AE590E14EF4.png" manifest:media-type="image/png"/>
  <manifest:file-entry manifest:full-path="Pictures/10000000000003200000032068D81D456AC049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45cm" fo:min-width="17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 style:writing-mode="lr-tb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7.7cm" svg:x="1.5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927cm" svg:height="1.038cm" svg:x="6.8cm" svg:y="1.262cm">
          <draw:text-box>
            <text:p text:style-name="P2"><text:span text:style-name="T1">Module électrovannes</text:span></text:p>
          </draw:text-box>
        </draw:frame>
        <draw:frame draw:style-name="gr3" draw:text-style-name="P4" xml:id="id1" draw:id="id1" draw:layer="layout" svg:width="5.1cm" svg:height="5.1cm" svg:x="7.6cm" svg:y="9.5cm">
          <draw:image xlink:href="Pictures/100000000000032000000320C44104EA8D190CFE.png" xlink:type="simple" xlink:show="embed" xlink:actuate="onLoad">
            <text:p/>
          </draw:image>
        </draw:frame>
        <draw:frame draw:style-name="gr2" draw:text-style-name="P5" draw:layer="layout" svg:width="6.098cm" svg:height="1.673cm" svg:x="7.7cm" svg:y="7.727cm">
          <draw:text-box>
            <text:p>Adaptateur pour </text:p>
            <text:p>arduino nano V3 (3)</text:p>
          </draw:text-box>
        </draw:frame>
        <draw:frame draw:style-name="gr3" draw:text-style-name="P4" draw:layer="layout" svg:width="4.049cm" svg:height="4.049cm" svg:x="8.151cm" svg:y="3.651cm">
          <draw:image xlink:href="Pictures/1000000000000320000003209D62025AD2B946EB.png" xlink:type="simple" xlink:show="embed" xlink:actuate="onLoad">
            <text:p/>
          </draw:image>
        </draw:frame>
        <draw:frame draw:style-name="gr2" draw:text-style-name="P5" draw:layer="layout" svg:width="5.218cm" svg:height="0.962cm" svg:x="8.135cm" svg:y="2.6cm">
          <draw:text-box>
            <text:p>Arduino nano (2)</text:p>
          </draw:text-box>
        </draw:frame>
        <draw:frame draw:style-name="gr3" draw:text-style-name="P4" xml:id="id2" draw:id="id2" draw:layer="layout" svg:width="4.3cm" svg:height="4.3cm" svg:x="1.8cm" svg:y="9cm">
          <draw:image xlink:href="Pictures/10000000000002BC000002BC08741AE590E14EF4.png" xlink:type="simple" xlink:show="embed" xlink:actuate="onLoad">
            <text:p/>
          </draw:image>
        </draw:frame>
        <draw:frame draw:style-name="gr4" draw:text-style-name="P5" draw:layer="layout" svg:width="5.191cm" svg:height="1.773cm" svg:x="1.809cm" svg:y="7.127cm">
          <draw:text-box>
            <text:p>NRF24L01 + </text:p>
            <text:p>antenne 1km (1)</text:p>
          </draw:text-box>
        </draw:frame>
        <draw:frame draw:style-name="gr3" draw:text-style-name="P4" xml:id="id3" draw:id="id3" draw:layer="layout" svg:width="3.849cm" svg:height="3.849cm" svg:x="14.551cm" svg:y="8.551cm">
          <draw:image xlink:href="Pictures/10000000000003200000032068D81D456AC0498F.png" xlink:type="simple" xlink:show="embed" xlink:actuate="onLoad">
            <text:p/>
          </draw:image>
        </draw:frame>
        <draw:frame draw:style-name="gr5" draw:text-style-name="P5" draw:layer="layout" svg:width="5.891cm" svg:height="0.962cm" svg:x="13.6cm" svg:y="7.238cm">
          <draw:text-box>
            <text:p>Alimentation 9V (4)</text:p>
          </draw:text-box>
        </draw:frame>
        <draw:frame draw:style-name="gr3" draw:text-style-name="P4" xml:id="id4" draw:id="id4" draw:layer="layout" svg:width="8.446cm" svg:height="3.662cm" svg:x="6cm" svg:y="15.938cm">
          <draw:image xlink:href="Pictures/1000000000000200000000DE4A48C7FE4E4E2E49.png" xlink:type="simple" xlink:show="embed" xlink:actuate="onLoad">
            <text:p/>
          </draw:image>
        </draw:frame>
        <draw:frame draw:style-name="gr6" draw:text-style-name="P5" draw:layer="layout" svg:width="7.284cm" svg:height="0.962cm" svg:x="7.316cm" svg:y="14.838cm">
          <draw:text-box>
            <text:p>8 canaux 5V Relais <text:s/>(5)</text:p>
          </draw:text-box>
        </draw:frame>
        <draw:frame draw:style-name="gr3" draw:text-style-name="P4" xml:id="id5" draw:id="id5" draw:layer="layout" svg:width="4.042cm" svg:height="4.042cm" svg:x="14.6cm" svg:y="21.658cm">
          <draw:image xlink:href="Pictures/1000000000000181000001810BCE813FE551B67E.png" xlink:type="simple" xlink:show="embed" xlink:actuate="onLoad">
            <text:p/>
          </draw:image>
        </draw:frame>
        <draw:frame draw:style-name="gr2" draw:text-style-name="P5" draw:layer="layout" svg:width="6.103cm" svg:height="0.962cm" svg:x="13.697cm" svg:y="20.6cm">
          <draw:text-box>
            <text:p>Électrovanne 9V (6)</text:p>
          </draw:text-box>
        </draw:frame>
        <draw:connector draw:style-name="gr7" draw:text-style-name="P4" draw:layer="layout" svg:x1="7.6cm" svg:y1="12.05cm" svg:x2="6.1cm" svg:y2="11.15cm" draw:start-shape="id1" draw:start-glue-point="3" draw:end-shape="id2" draw:end-glue-point="1" svg:d="M7600 12050h-750v-900h-750" svg:viewBox="0 0 1501 901">
          <text:p/>
        </draw:connector>
        <draw:connector draw:style-name="gr7" draw:text-style-name="P4" draw:layer="layout" svg:x1="12.7cm" svg:y1="12.05cm" svg:x2="14.551cm" svg:y2="10.475cm" draw:start-shape="id1" draw:start-glue-point="1" draw:end-shape="id3" draw:end-glue-point="3" svg:d="M12700 12050h926v-1575h925" svg:viewBox="0 0 1852 1576">
          <text:p/>
        </draw:connector>
        <draw:connector draw:style-name="gr7" draw:text-style-name="P4" draw:layer="layout" svg:x1="10.223cm" svg:y1="15.938cm" svg:x2="10.15cm" svg:y2="14.6cm" draw:start-shape="id4" draw:start-glue-point="0" draw:end-shape="id1" draw:end-glue-point="2" svg:d="M10223 15938v-669h-73v-669" svg:viewBox="0 0 74 1339">
          <text:p/>
        </draw:connector>
        <draw:connector draw:style-name="gr7" draw:text-style-name="P4" draw:layer="layout" svg:x1="10.223cm" svg:y1="19.6cm" svg:x2="14.6cm" svg:y2="23.679cm" draw:start-shape="id4" draw:start-glue-point="2" draw:end-shape="id5" draw:end-glue-point="3" svg:d="M10223 19600v4079h4377" svg:viewBox="0 0 4378 4080">
          <text:p/>
        </draw:connector>
        <draw:frame draw:style-name="gr8" draw:text-style-name="P5" draw:layer="layout" svg:width="9.8cm" svg:height="4.2cm" svg:x="1cm" svg:y="24.6cm">
          <draw:text-box>
            <text:p><text:span text:style-name="T2">Résumé du setup :</text:span></text:p>
            <text:p text:style-name="P6">Carte (2) + communication radio (1) + adaptateur de carte (3) + alimentation pour arduino (4) + relais (5) + électrovanne (6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6:56:48.627000000</meta:creation-date>
    <dc:date>2021-01-26T17:15:54.676000000</dc:date>
    <meta:editing-duration>PT8M54S</meta:editing-duration>
    <meta:editing-cycles>1</meta:editing-cycles>
    <meta:document-statistic meta:object-count="19"/>
    <meta:generator>LibreOffice/5.2.5.1$Windows_x86 LibreOffice_project/0312e1a284a7d50ca85a365c316c7abbf20a4d22</meta:generator>
  </office:meta>
</office:document-meta>
</file>